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15cm"/>
    </style:style>
    <style:style style:name="co4" style:family="table-column">
      <style:table-column-properties fo:break-before="auto" style:column-width="4.292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Default"/>
        <table:table-column table:style-name="co3" table:default-cell-style-name="ce2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Question Number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Ruby</text:p>
          </table:table-cell>
          <table:table-cell table:style-name="ce1"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wo Su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wo Number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ongest Substring Without Repeating Character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everse Integ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IE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4">24/05/2020</text:date>, <text:time>16:4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c Creavin</meta:initial-creator>
    <meta:creation-date>2020-05-02T18:05:13</meta:creation-date>
    <dc:date>2020-05-24T16:40:56</dc:date>
    <dc:creator>Thomac Creavin</dc:creator>
    <meta:editing-duration>PT4H50M11S</meta:editing-duration>
    <meta:editing-cycles>3</meta:editing-cycles>
    <meta:generator>OpenOffice/4.1.7$Unix OpenOffice.org_project/417m1$Build-9800</meta:generator>
    <meta:document-statistic meta:table-count="3" meta:cell-count="15" meta:object-count="0"/>
  </office:meta>
</office:document-meta>
</file>